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UBu_5f_Autoriza" style:master-page-name="autorizaTFG">
      <style:paragraph-properties style:page-number="auto"/>
    </style:style>
    <style:style style:name="P3" style:family="paragraph" style:parent-style-name="Standard" style:master-page-name="autorizaTFG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Marco3" text:anchor-type="paragraph" svg:width="13cm" draw:z-index="0"><draw:text-box fo:min-height="0.499cm"><text:p text:style-name="P2"><text:span text:style-name="UBu_5f_gr"><text:span text:style-name="T1">D. </text:span></text:span><text:span text:style-name="UBu_5f_gr"><text:span text:style-name="T1"><text:user-defined style:data-style-name="N0" text:name="Tutor">&lt;nombre_tutor&gt;</text:user-defined></text:span></text:span><text:span text:style-name="UBu_5f_gr"><text:span text:style-name="T1">, profesor del departamento de Ingeniería &lt;...&gt;, área de &lt;...&gt;</text:span></text:span></text:p><text:p text:style-name="UBu_5f_Autoriza"><text:span text:style-name="UBu_5f_gr"><text:span text:style-name="T1"/></text:span></text:p><text:p text:style-name="UBu_5f_Autoriza"><text:span text:style-name="UBu_5f_gr"><text:span text:style-name="T1">Expone:</text:span></text:span></text:p><text:p text:style-name="UBu_5f_Autoriza"><text:span text:style-name="UBu_5f_gr"><text:span text:style-name="T1"/></text:span></text:p><text:p text:style-name="UBu_5f_Autoriza"><text:span text:style-name="UBu_5f_gr"><text:span text:style-name="T1">Que el alumno D. </text:span></text:span><text:span text:style-name="UBu_5f_gr"><text:span text:style-name="T1"><text:initial-creator>C P.A.</text:initial-creator></text:span></text:span><text:span text:style-name="UBu_5f_gr"><text:span text:style-name="T1">, con DNI &lt;...&gt;, ha realizado el Trabajo Final de Máster correspondiente al Máster Universitario en Inteligencia de Negocio y Big Data en Entornos seguros titulado: </text:span></text:span><text:span text:style-name="UBu_5f_gr"><text:span text:style-name="T1"><text:title>&lt;título del TFG (plantilla)&gt;</text:title></text:span></text:span><text:span text:style-name="UBu_5f_gr"><text:span text:style-name="T1">.</text:span></text:span></text:p><text:p text:style-name="UBu_5f_Autoriza"><text:span text:style-name="UBu_5f_gr"><text:span text:style-name="T1"/></text:span></text:p><text:p text:style-name="UBu_5f_Autoriza"><text:span text:style-name="UBu_5f_gr"><text:span text:style-name="T1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1"/></text:span></text:p><text:p text:style-name="UBu_5f_Pie_5f_Portada"><text:span text:style-name="UBu_5f_gr"><text:span text:style-name="T1">En Burgos a <text:s text:c="3"/>de </text:span></text:span><text:span text:style-name="UBu_5f_gr"><text:span text:style-name="T1"><text:user-defined style:data-style-name="N0" text:name="FechaEntrega">&lt;junio de 2016&gt;</text:user-defined></text:span></text:span></text:p><text:p text:style-name="UBu_5f_Pie_5f_Portada"><text:span text:style-name="UBu_5f_gr"><text:span text:style-name="T1"/></text:span></text:p><text:p text:style-name="UBu_5f_Pie_5f_Portada"><text:span text:style-name="UBu_5f_gr"><text:span text:style-name="T1"/></text:span></text:p><text:p text:style-name="UBu_5f_Pie_5f_Portada"><text:span text:style-name="UBu_5f_gr"><text:span text:style-name="T1"/></text:span></text:p><text:p text:style-name="UBu_5f_Pie_5f_Portada"><text:span text:style-name="UBu_5f_gr"><text:span text:style-name="T1"/></text:span></text:p><text:p text:style-name="UBu_5f_Pie_5f_Portada"><text:span text:style-name="UBu_5f_gr"><text:span text:style-name="T1"><text:user-defined style:data-style-name="N0" text:name="Tutor">&lt;nombre_tutor&gt;</text:user-defined></text:span>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5$Win32 OpenOffice.org_project/415m1$Build-9789</meta:generator>
    <dc:date>2019-03-20T19:32:01.99</dc:date>
    <dc:creator>Bruno Baruque Zanón</dc:creator>
    <meta:editing-duration>PT45M28S</meta:editing-duration>
    <meta:editing-cycles>12</meta:editing-cycles>
    <dc:title>&lt;título del TFG (plantilla)&gt;</dc:title>
    <dc:subject>Trabajo final del GºIng.Informática</dc:subject>
    <meta:document-statistic meta:table-count="0" meta:image-count="0" meta:object-count="0" meta:page-count="2" meta:paragraph-count="6" meta:word-count="82" meta:character-count="498"/>
    <meta:user-defined meta:name="FechaEntrega">&lt;junio de 2016&gt;</meta:user-defined>
    <meta:user-defined meta:name="Tutor">&lt;nombre_tutor&gt;</meta:user-defined>
  </office:meta>
</office:document-meta>
</file>